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0A0000000A37714092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8">
            <text:p>1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3">
            <text:p>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7">
            <text:p>17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9">
            <text:p>9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3">
            <text:p>13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5">
            <text:p>15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6">
            <text:p>6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0">
            <text:p>10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4">
            <text:p>14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2">
            <text:p>12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8">
            <text:p>8</text:p>
          </table:table-cell>
        </table:table-row>
        <table:table-row table:style-name="ro1">
          <table:table-cell table:number-columns-repeated="6"/>
          <table:table-cell table:formula="oooc:=com.sun.star.sheet.addin.Analysis.getRandbetween(1;6) + com.sun.star.sheet.addin.Analysis.getRandbetween(1;6) +com.sun.star.sheet.addin.Analysis.getRandbetween(1;6)" office:value-type="float" office:value="11">
            <text:p>11</text:p>
          </table:table-cell>
        </table:table-row>
        <table:table-row table:style-name="ro1">
          <table:table-cell office:value-type="string">
            <text:p>nb lancer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Freq nb 9</text:p>
          </table:table-cell>
          <table:table-cell table:style-name="ce1" table:formula="oooc:=COUNTIF([.B1:.B50];9)/50" office:value-type="float" office:value="0.06">
            <text:p>0,0600</text:p>
          </table:table-cell>
          <table:table-cell table:style-name="ce1" table:formula="oooc:=COUNTIF([.C1:.C100];9)/100" office:value-type="float" office:value="0.12">
            <text:p>0,1200</text:p>
          </table:table-cell>
          <table:table-cell table:style-name="ce1" table:formula="oooc:=COUNTIF([.D1:.D500];9)/500" office:value-type="float" office:value="0.104">
            <text:p>0,1040</text:p>
          </table:table-cell>
          <table:table-cell table:style-name="ce1" table:formula="oooc:=COUNTIF([.E1:.E1000];9)/1000" office:value-type="float" office:value="0.099">
            <text:p>0,0990</text:p>
          </table:table-cell>
          <table:table-cell table:style-name="ce1" table:formula="oooc:=COUNTIF([.F1:.F2000];9)/2000" office:value-type="float" office:value="0.1075">
            <text:p>0,1075</text:p>
          </table:table-cell>
          <table:table-cell table:style-name="ce1" table:formula="oooc:=COUNTIF([.G1:.G2000];9)/2000" office:value-type="float" office:value="0.1225">
            <text:p>0,1225</text:p>
          </table:table-cell>
        </table:table-row>
        <table:table-row table:style-name="ro1">
          <table:table-cell office:value-type="string">
            <text:p>Freq nb 10</text:p>
          </table:table-cell>
          <table:table-cell table:style-name="ce1" table:formula="oooc:=COUNTIF([.B1:.B50];10)/50" office:value-type="float" office:value="0.18">
            <text:p>0,1800</text:p>
          </table:table-cell>
          <table:table-cell table:style-name="ce1" table:formula="oooc:=COUNTIF([.C1:.C100];10)/100" office:value-type="float" office:value="0.13">
            <text:p>0,1300</text:p>
          </table:table-cell>
          <table:table-cell table:style-name="ce1" table:formula="oooc:=COUNTIF([.D1:.D500];10)/500" office:value-type="float" office:value="0.15">
            <text:p>0,1500</text:p>
          </table:table-cell>
          <table:table-cell table:style-name="ce1" table:formula="oooc:=COUNTIF([.E1:.E1000];10)/1000" office:value-type="float" office:value="0.126">
            <text:p>0,1260</text:p>
          </table:table-cell>
          <table:table-cell table:style-name="ce1" table:formula="oooc:=COUNTIF([.F1:.F2000];10)/2000" office:value-type="float" office:value="0.1185">
            <text:p>0,1185</text:p>
          </table:table-cell>
          <table:table-cell table:style-name="ce1" table:formula="oooc:=COUNTIF([.G1:.G5000];10)/5000" office:value-type="float" office:value="0.1274">
            <text:p>0,127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Feuille1.M5039" table:end-x="1.814cm" table:end-y="0.312cm" draw:z-index="0" draw:style-name="gr1" svg:width="18.622cm" svg:height="15.354cm" svg:x="0.224cm" svg:y="0.314cm">
              <draw:object draw:notify-on-update-of-ranges="Feuille1.B5001:Feuille1.G5001 Feuille1.A5002:Feuille1.A5002 Feuille1.B5002:Feuille1.G5002 Feuille1.A5003:Feuille1.A5003 Feuille1.B5003:Feuille1.G50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0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15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12-03-18T15:06:44</meta:creation-date>
    <dc:date>2012-03-18T15:45:50</dc:date>
    <meta:editing-cycles>2</meta:editing-cycles>
    <meta:editing-duration>PT6M6S</meta:editing-duration>
    <meta:user-defined meta:name="Info 1"/>
    <meta:user-defined meta:name="Info 2"/>
    <meta:user-defined meta:name="Info 3"/>
    <meta:user-defined meta:name="Info 4"/>
    <meta:document-statistic meta:table-count="3" meta:cell-count="86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1">
      <style:chart-properties chart:display-label="true" chart:logarithmic="false" chart:minimum="0.05" chart:maximum="0.25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diamond" chart:symbol-width="0.15cm" chart:symbol-height="0.1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image" chart:symbol-width="0.17cm" chart:symbol-height="0.17cm">
        <chart:symbol-image xlink:href="Pictures/100002000000000A0000000A37714092.gif" xlink:type="simple" xlink:actuate="onLoad"/>
      </style:chart-properties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623cm" svg:height="15.355cm" chart:class="chart:line" chart:style-name="ch1">
        <chart:legend chart:legend-position="end" svg:x="16.226cm" svg:y="7.156cm" chart:style-name="ch2"/>
        <chart:plot-area chart:style-name="ch3" table:cell-range-address="Feuille1.B5001:Feuille1.G5003 Feuille1.A5002:Feuille1.G5003 Feuille1.A5001:Feuille1.A5001" chart:data-source-has-labels="both" svg:x="0.372cm" svg:y="0.307cm" svg:width="15.482cm" svg:height="14.433cm">
          <chart:axis chart:dimension="x" chart:name="primary-x" chart:style-name="ch4">
            <chart:categories table:cell-range-address="Feuille1.B5001:Feuille1.G5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5002:Feuille1.G5002" chart:label-cell-address="Feuille1.A5002:Feuille1.A5002" chart:class="chart:line">
            <chart:data-point chart:repeated="6"/>
          </chart:series>
          <chart:series chart:style-name="ch8" chart:values-cell-range-address="Feuille1.B5003:Feuille1.G5003" chart:label-cell-address="Feuille1.A5003:Feuille1.A500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2000</text:p>
              </table:table-cell>
              <table:table-cell office:value-type="string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Freq nb 9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0.104">
                <text:p>0.104</text:p>
              </table:table-cell>
              <table:table-cell office:value-type="float" office:value="0.099">
                <text:p>0.099</text:p>
              </table:table-cell>
              <table:table-cell office:value-type="float" office:value="0.1075">
                <text:p>0.1075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Freq nb 10</text:p>
              </table:table-cell>
              <table:table-cell office:value-type="float" office:value="0.18">
                <text:p>0.18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  <table:table-cell office:value-type="float" office:value="0.126">
                <text:p>0.126</text:p>
              </table:table-cell>
              <table:table-cell office:value-type="float" office:value="0.1185">
                <text:p>0.1185</text:p>
              </table:table-cell>
              <table:table-cell office:value-type="float" office:value="0.1274">
                <text:p>0.1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